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mbria" svg:font-family="Cambria, serif"/>
    <style:font-face style:name="Droid Sans Mono" svg:font-family="'Droid Sans Mono', monospace, monospace"/>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Таблица1" style:family="table">
      <style:table-properties style:width="16.469cm" table:align="left"/>
    </style:style>
    <style:style style:name="Таблица1.A" style:family="table-column">
      <style:table-column-properties style:column-width="3.247cm"/>
    </style:style>
    <style:style style:name="Таблица1.B" style:family="table-column">
      <style:table-column-properties style:column-width="2.307cm"/>
    </style:style>
    <style:style style:name="Таблица1.C" style:family="table-column">
      <style:table-column-properties style:column-width="3.404cm"/>
    </style:style>
    <style:style style:name="Таблица1.D" style:family="table-column">
      <style:table-column-properties style:column-width="2.394cm"/>
    </style:style>
    <style:style style:name="Таблица1.E" style:family="table-column">
      <style:table-column-properties style:column-width="2.676cm"/>
    </style:style>
    <style:style style:name="Таблица1.F" style:family="table-column">
      <style:table-column-properties style:column-width="2.441cm"/>
    </style:style>
    <style:style style:name="Таблица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list-style-name="L9"/>
    <style:style style:name="P3" style:family="paragraph" style:parent-style-name="Preformatted_20_Text" style:list-style-name="L9">
      <style:paragraph-properties fo:margin-top="0cm" fo:margin-bottom="0.499cm" style:contextual-spacing="false"/>
    </style:style>
    <style:style style:name="P4" style:family="paragraph" style:parent-style-name="Table_20_Contents">
      <style:paragraph-properties fo:margin-left="0cm" fo:margin-right="0cm" fo:orphans="2" fo:widows="2" fo:text-indent="0cm" style:auto-text-indent="false"/>
      <style:text-properties fo:font-variant="normal" fo:text-transform="none" fo:color="#1a1c1e" loext:opacity="100%" style:font-name="Google Sans Text" fo:font-size="10.5pt" fo:letter-spacing="normal" fo:font-style="normal" fo:font-weight="normal"/>
    </style:style>
    <style:style style:name="P5" style:family="paragraph" style:parent-style-name="Table_20_Contents">
      <style:paragraph-properties fo:margin-left="0cm" fo:margin-right="0cm" fo:orphans="2" fo:widows="2" fo:text-indent="0cm" style:auto-text-indent="false"/>
      <style:text-properties fo:font-variant="normal" fo:text-transform="none" fo:color="#1a1c1e" loext:opacity="100%" fo:letter-spacing="normal"/>
    </style:style>
    <style:style style:name="P6" style:family="paragraph" style:parent-style-name="Table_20_Contents">
      <style:text-properties officeooo:paragraph-rsid="0024bce9"/>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officeooo:paragraph-rsid="001c4be0"/>
    </style:style>
    <style:style style:name="P10" style:family="paragraph" style:parent-style-name="Text_20_body" style:list-style-name="L2">
      <style:text-properties officeooo:paragraph-rsid="001f2c54"/>
    </style:style>
    <style:style style:name="P11" style:family="paragraph" style:parent-style-name="Text_20_body" style:list-style-name="L2">
      <style:text-properties officeooo:paragraph-rsid="001fe844"/>
    </style:style>
    <style:style style:name="P12" style:family="paragraph" style:parent-style-name="Text_20_body" style:list-style-name="L3"/>
    <style:style style:name="P13" style:family="paragraph" style:parent-style-name="Text_20_body">
      <style:paragraph-properties fo:margin-top="0cm" fo:margin-bottom="0cm" style:contextual-spacing="false"/>
    </style:style>
    <style:style style:name="P14" style:family="paragraph" style:parent-style-name="Text_20_body" style:list-style-name="L4">
      <style:paragraph-properties fo:break-before="page"/>
    </style:style>
    <style:style style:name="P15" style:family="paragraph" style:parent-style-name="Text_20_body" style:list-style-name="L5">
      <style:paragraph-properties fo:break-before="page"/>
    </style:style>
    <style:style style:name="P16" style:family="paragraph" style:parent-style-name="Text_20_body">
      <style:text-properties fo:font-style="italic"/>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paragraph-properties fo:text-align="center" style:justify-single-word="false"/>
    </style:style>
    <style:style style:name="P25" style:family="paragraph" style:parent-style-name="Text_20_body">
      <style:text-properties officeooo:paragraph-rsid="001af8bd"/>
    </style:style>
    <style:style style:name="P26" style:family="paragraph" style:parent-style-name="Text_20_body">
      <style:paragraph-properties fo:margin-top="0.423cm" fo:margin-bottom="0.423cm" style:contextual-spacing="false" fo:line-height="138%" style:writing-mode="lr-tb"/>
    </style:style>
    <style:style style:name="P27" style:family="paragraph" style:parent-style-name="Text_20_body">
      <style:paragraph-properties fo:margin-top="0cm" fo:margin-bottom="0cm" style:contextual-spacing="false" fo:line-height="138%" style:writing-mode="lr-tb"/>
    </style:style>
    <style:style style:name="P28"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style>
    <style:style style:name="P30" style:family="paragraph" style:parent-style-name="Text_20_body">
      <style:paragraph-properties fo:break-before="page"/>
    </style:style>
    <style:style style:name="P31" style:family="paragraph" style:parent-style-name="Text_20_body" style:list-style-name="">
      <style:paragraph-properties fo:line-height="115%"/>
    </style:style>
    <style:style style:name="P32" style:family="paragraph" style:parent-style-name="Text_20_body">
      <style:paragraph-properties fo:margin-top="0cm" fo:margin-bottom="0cm" style:contextual-spacing="false" fo:line-height="138%" style:writing-mode="lr-tb"/>
      <style:text-properties fo:font-weight="normal"/>
    </style:style>
    <style:style style:name="P33" style:family="paragraph" style:parent-style-name="Text_20_body">
      <style:text-properties officeooo:paragraph-rsid="0022ef88"/>
    </style:style>
    <style:style style:name="T1" style:family="text">
      <style:text-properties fo:font-size="14pt" style:font-size-asian="14pt" style:font-size-complex="14pt"/>
    </style:style>
    <style:style style:name="T2" style:family="text">
      <style:text-properties officeooo:rsid="001af8bd"/>
    </style:style>
    <style:style style:name="T3" style:family="text">
      <style:text-properties officeooo:rsid="001c4b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Roboto" fo:font-size="10pt" fo:font-style="normal"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ambria" fo:font-size="11pt" fo:font-style="normal" style:text-underline-style="none" officeooo:rsid="001fe844"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ambria" fo:font-size="11pt" fo:font-style="normal" style:text-underline-style="none" fo:font-weight="normal" style:text-blinking="false" fo:background-color="transparent" loext:char-shading-value="0"/>
    </style:style>
    <style:style style:name="T11" style:family="text">
      <style:text-properties fo:font-variant="normal" fo:text-transform="none" fo:color="#1a1c1e" loext:opacity="100%" style:font-name="Google Sans Text" fo:font-size="10.5pt" fo:letter-spacing="normal" fo:font-style="normal" fo:font-weight="normal"/>
    </style:style>
    <style:style style:name="T12" style:family="text">
      <style:text-properties officeooo:rsid="001cca7e"/>
    </style:style>
    <style:style style:name="T13" style:family="text">
      <style:text-properties officeooo:rsid="001f2c54"/>
    </style:style>
    <style:style style:name="T14" style:family="text">
      <style:text-properties officeooo:rsid="001fe844"/>
    </style:style>
    <style:style style:name="T15" style:family="text">
      <style:text-properties officeooo:rsid="0021b7dc"/>
    </style:style>
    <style:style style:name="T16" style:family="text">
      <style:text-properties officeooo:rsid="0022ef88"/>
    </style:style>
    <style:style style:name="T17" style:family="text">
      <style:text-properties officeooo:rsid="0026015d"/>
    </style:style>
    <style:style style:name="T18" style:family="text">
      <style:text-properties officeooo:rsid="002786b9"/>
    </style:style>
    <style:style style:name="T19" style:family="text">
      <style:text-properties style:font-name="Google Sans Text" fo:font-size="10.5pt" fo:font-style="normal" fo:font-weight="normal"/>
    </style:style>
    <style:style style:name="T20" style:family="text">
      <style:text-properties officeooo:rsid="00294fb8"/>
    </style:style>
    <style:style style:name="T21" style:family="text">
      <style:text-properties officeooo:rsid="002a9ecd"/>
    </style:style>
    <style:style style:name="T22" style:family="text">
      <style:text-properties officeooo:rsid="002b188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Strong_20_Emphasis"><text:span text:style-name="T1">Cost Analysis of Content Generation using AI Language Models</text:span></text:span></text:p>
      <text:p text:style-name="Text_20_body"><text:span text:style-name="Strong_20_Emphasis">1. Introduction</text:span></text:p>
      <text:p text:style-name="P25">This document presents an analysis of the cost associated with generating different types of text content using various AI language models. We evaluated OpenAI ChatGPT (<text:span text:style-name="T2">gpt-4o, o1-preview, o1-mini</text:span>), Anthropic Claude (<text:span text:style-name="T2">Claude 3.5 sonnet</text:span>), and Google Gemini <text:span text:style-name="T2">(Gemini 1.5 pro). </text:span>The analysis includes costs associated with generating three distinct types of text messages based on two thematic sets of source posts. We also present all prompts, AI responses, and the code used to generate the analysis.</text:p>
      <text:p text:style-name="Text_20_body"><text:span text:style-name="Strong_20_Emphasis">2. Objectives</text:span></text:p>
      <text:p text:style-name="Text_20_body">The primary objectives of this study are:</text:p>
      <text:list xml:id="list1927396617" text:style-name="L1">
        <text:list-item>
          <text:p text:style-name="P7">To assess the cost of content generation using different AI models.</text:p>
        </text:list-item>
        <text:list-item>
          <text:p text:style-name="P7">To compare the output quality and cost-effectiveness of each model.</text:p>
        </text:list-item>
        <text:list-item>
          <text:p text:style-name="P7">To document the methodology and results for future reference.</text:p>
        </text:list-item>
      </text:list>
      <text:p text:style-name="Text_20_body"><text:span text:style-name="Strong_20_Emphasis">3. Methodology</text:span></text:p>
      <text:p text:style-name="Text_20_body">The following methodology was applied to conduct this analysis:</text:p>
      <text:list xml:id="list2013911423" text:style-name="L2">
        <text:list-item>
          <text:p text:style-name="P8"><text:span text:style-name="Strong_20_Emphasis">Source Materials:</text:span> Two sets of source posts were used.</text:p>
          <text:list>
            <text:list-item>
              <text:p text:style-name="P11"><text:span text:style-name="Strong_20_Emphasis">Theme 1 </text:span><text:span text:style-name="Strong_20_Emphasis"><text:span text:style-name="T14">(</text:span></text:span><text:bookmark text:name="docs-internal-guid-e33909f2-7fff-27fa-bea0-899828c4d154"/><text:span text:style-name="Strong_20_Emphasis"><text:span text:style-name="T10">Los Angeles</text:span></text:span><text:span text:style-name="Strong_20_Emphasis"><text:span text:style-name="T9">)</text:span></text:span><text:span text:style-name="Strong_20_Emphasis">:</text:span> (Link: <text:a xlink:type="simple" xlink:href="https://www.google.com/url?sa=E&amp;q=https%3A%2F%2Fdocs.google.com%2Fdocument%2Fd%2F1UrOLOtG3yQM5BmqOCcxqC7AysGkGnhea%2Fedit%3Fusp%3Ddrive_link%26ouid%3D104423659171354334530%26rtpof%3Dtrue%26sd%3Dtrue" office:target-frame-name="_top" xlink:show="replace" text:style-name="Internet_20_link" text:visited-style-name="Visited_20_Internet_20_Link">https://docs.google.com/document/d/1UrOLOtG3yQM5BmqOCcxqC7AysGkGnhea/edit?usp=drive_link&amp;ouid=104423659171354334530&amp;rtpof=true&amp;sd=true</text:a>)</text:p>
            </text:list-item>
            <text:list-item>
              <text:p text:style-name="P11"><text:span text:style-name="Strong_20_Emphasis">Theme 2 </text:span><text:span text:style-name="Strong_20_Emphasis"><text:span text:style-name="T14">(</text:span></text:span><text:bookmark text:name="docs-internal-guid-b91768d2-7fff-f074-80b7-f64a04011793"/><text:span text:style-name="Strong_20_Emphasis"><text:span text:style-name="T10">Bayrou</text:span></text:span><text:span text:style-name="Strong_20_Emphasis"><text:span text:style-name="T9">)</text:span></text:span><text:span text:style-name="Strong_20_Emphasis">:</text:span> (Link: <text:a xlink:type="simple" xlink:href="https://www.google.com/url?sa=E&amp;q=https%3A%2F%2Fdocs.google.com%2Fdocument%2Fd%2F1dk-0tEoUYjhR0aNFKN_p21LbWVmMZdFz%2Fedit%3Fusp%3Ddrive_link%26ouid%3D104423659171354334530%26rtpof%3Dtrue%26sd%3Dtrue" office:target-frame-name="_top" xlink:show="replace" text:style-name="Internet_20_link" text:visited-style-name="Visited_20_Internet_20_Link">https://docs.google.com/document/d/1dk-0tEoUYjhR0aNFKN_p21LbWVmMZdFz/edit?usp=drive_link&amp;ouid=104423659171354334530&amp;rtpof=true&amp;sd=true</text:a>)</text:p>
            </text:list-item>
          </text:list>
        </text:list-item>
        <text:list-item>
          <text:p text:style-name="P8"><text:span text:style-name="Strong_20_Emphasis">Prompts:</text:span> Three different prompts were used to generate content.</text:p>
          <text:list>
            <text:list-item>
              <text:p text:style-name="P10"><text:span text:style-name="Strong_20_Emphasis">Prompt 1 </text:span><text:span text:style-name="Strong_20_Emphasis"><text:span text:style-name="T13">(</text:span></text:span><text:span text:style-name="Strong_20_Emphasis"><text:span text:style-name="T3">Emotional analysis</text:span></text:span><text:span text:style-name="Strong_20_Emphasis"><text:span text:style-name="T13">)</text:span></text:span><text:span text:style-name="Strong_20_Emphasis">:</text:span> Emotional text with emphasis on facts, research, and historical parallels. (Full Prompt included below, in section 4)</text:p>
            </text:list-item>
            <text:list-item>
              <text:p text:style-name="P10"><text:span text:style-name="Strong_20_Emphasis">Prompt 2 </text:span><text:span text:style-name="Strong_20_Emphasis"><text:span text:style-name="T13">(</text:span></text:span><text:span text:style-name="Strong_20_Emphasis"><text:span text:style-name="T12">Figurative appeal</text:span></text:span><text:span text:style-name="Strong_20_Emphasis"><text:span text:style-name="T13">)</text:span></text:span><text:span text:style-name="Strong_20_Emphasis">:</text:span> Emotional text with focus on visual details and personal connection. (Full Prompt included below, in section 4)</text:p>
            </text:list-item>
            <text:list-item>
              <text:p text:style-name="P10"><text:span text:style-name="Strong_20_Emphasis">Prompt 3 </text:span><text:span text:style-name="Strong_20_Emphasis"><text:span text:style-name="T13">(</text:span></text:span><text:span text:style-name="Strong_20_Emphasis"><text:span text:style-name="T12">Neutral report</text:span></text:span><text:span text:style-name="Strong_20_Emphasis"><text:span text:style-name="T13">)</text:span></text:span><text:span text:style-name="Strong_20_Emphasis">:</text:span> Neutral text with focus on facts and clear structure. (Full Prompt included below, in section 4)</text:p>
            </text:list-item>
          </text:list>
        </text:list-item>
        <text:list-item>
          <text:p text:style-name="P8"><text:span text:style-name="Strong_20_Emphasis">AI Models:</text:span> The following AI models were tested:</text:p>
          <text:list>
            <text:list-item>
              <text:p text:style-name="P9">OpenAI ChatGPT (<text:span text:style-name="T2">gpt-4o, o1-preview, o1-mini</text:span>)</text:p>
            </text:list-item>
            <text:list-item>
              <text:p text:style-name="P9">Anthropic Claude (<text:span text:style-name="T2">Claude 3.5 sonnet</text:span>)</text:p>
            </text:list-item>
            <text:list-item>
              <text:p text:style-name="P9">Google Gemini <text:span text:style-name="T3">(</text:span><text:span text:style-name="T2">Gemini 1.5 pro</text:span><text:span text:style-name="T3">)</text:span></text:p>
            </text:list-item>
          </text:list>
        </text:list-item>
        <text:list-item>
          <text:p text:style-name="P8"><text:span text:style-name="Strong_20_Emphasis">Cost Measurement:</text:span> Costs were measured by the token consumption and associated cost of each API call.</text:p>
        </text:list-item>
        <text:list-item>
          <text:p text:style-name="P8"><text:span text:style-name="Strong_20_Emphasis">Data Collection:</text:span> For each prompt, model, and thematic set, we recorded:</text:p>
          <text:list>
            <text:list-item>
              <text:p text:style-name="P8"><text:soft-page-break/>The full prompt</text:p>
            </text:list-item>
            <text:list-item>
              <text:p text:style-name="P8">The full AI response</text:p>
            </text:list-item>
            <text:list-item>
              <text:p text:style-name="P8">The total cost of tokens used for input and output.</text:p>
            </text:list-item>
          </text:list>
        </text:list-item>
        <text:list-item>
          <text:p text:style-name="P8"><text:span text:style-name="Strong_20_Emphasis">Code Implementation:</text:span> A Python script was used to interact with the AI models API. The script is included in the appendix with setup instruction and dependencies.</text:p>
        </text:list-item>
      </text:list>
      <text:p text:style-name="Text_20_body"><text:span text:style-name="Strong_20_Emphasis"/></text:p>
      <text:p text:style-name="P30"><text:span text:style-name="Strong_20_Emphasis">4. Prompts</text:span></text:p>
      <text:list xml:id="list736250485" text:style-name="L3">
        <text:list-item>
          <text:p text:style-name="P12"><text:span text:style-name="Strong_20_Emphasis">Prompt 1</text:span><text:span text:style-name="Strong_20_Emphasis"><text:span text:style-name="T3"> (Emotional analysis)</text:span></text:span><text:span text:style-name="Strong_20_Emphasis">:</text:span></text:p>
        </text:list-item>
      </text:list>
      <text:p text:style-name="Preformatted_20_Text"><text:s text:c="6"/><text:bookmark text:name="docs-internal-guid-8232f480-7fff-987f-1126-65802668a9e0"/><text:span text:style-name="Source_20_Text"><text:span text:style-name="T4">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span></text:span></text:p>
      <text:p text:style-name="P28">Example text format: Introduction with context description. Analysis of key factors. Historical perspective. Forecasts and conclusions.</text:p>
      <text:p text:style-name="P28">Here is example post to inherit style:</text:p>
      <text:p text:style-name="P26"><text:span text:style-name="T5">“</text:span><text:span text:style-name="T8">I'll continue to post these Fog of War Updates when possible to give more clarity.<text:line-break/><text:line-break/>I continue to stress that this is just an opinion and analysis, one can take it, or leave it.<text:line-break/><text:line-break/>The reason for the urgency of my past posts is this.<text:line-break/><text:line-break/>As we have all seen, every day continues to be worse than the day before.<text:line-break/><text:line-break/>Every day, Israel continues and escalates their push more and more.<text:line-break/><text:line-break/>The report that they will continue to expand to "Lebanese targets" just makes sense. It makes sense because I believe we have already seen that happen day after day.<text:line-break/><text:line-break/>With Hezbollah seeming to start depleting their stockpile, it also reinforces this idea.<text:line-break/><text:line-break/>Why would Israel stop now if all it may take for them is another few more days or a week of escalation until Hezbollah fully submits?<text:line-break/><text:line-break/>This escalation will be accompanied by an expansion of their targeting in Beirut and around the country.<text:line-break/><text:line-break/>The more pressure for them, the better.<text:line-break/><text:line-break/>Given this, the prepare for the worst warning means this:<text:line-break/><text:line-break/>Eventually, as this push continues to intensify and widen, the targeting may become too close to home. May hit near you.<text:line-break/><text:line-break/>Talks of a ceasefire have already died down, meaning this push will likely continue.<text:line-break/><text:line-break/>All I am saying is, please be careful.<text:line-break/><text:line-break/></text:span><text:soft-page-break/><text:span text:style-name="T8">I am so sorry, I just need to say what I see. That is the job I've given myself since this began. Take it, or leave it.</text:span><text:span text:style-name="T6">”</text:span></text:p>
      <text:p text:style-name="P26"><text:span text:style-name="T4">Posts to summarize content during analysis:</text:span></text:p>
      <text:p text:style-name="Preformatted_20_Text"><text:span text:style-name="Source_20_Text">[HERE COMES THE POSTS FOR THE EACH THEME]</text:span></text:p>
      <text:p text:style-name="Preformatted_20_Text"><text:span text:style-name="Source_20_Text"/></text:p>
      <text:p text:style-name="P31"><text:span text:style-name="Strong_20_Emphasis"/></text:p>
      <text:list xml:id="list4111099037" text:style-name="L4">
        <text:list-item>
          <text:p text:style-name="P14"><text:span text:style-name="Strong_20_Emphasis">Prompt 2 </text:span><text:span text:style-name="Strong_20_Emphasis"><text:span text:style-name="T12">(Figurative appeal)</text:span></text:span><text:span text:style-name="Strong_20_Emphasis">:</text:span></text:p>
        </text:list-item>
      </text:list>
      <text:p text:style-name="Text_20_body"><text:bookmark text:name="docs-internal-guid-5e8a35b7-7fff-0287-1569-b6a2bc5c5860"/><text:span text:style-name="Source_20_Text"><text:span text:style-name="T4">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span></text:span></text:p>
      <text:p text:style-name="P28">Example text structure: Introduction through an emotional image. Description of a situation or event with a focus on emotions. Conclusion with a call to action or reflection.</text:p>
      <text:p text:style-name="P28">Here is example post to inherit style:</text:p>
      <text:p text:style-name="P27"><text:span text:style-name="T5">“</text:span><text:span text:style-name="T8">For those still playing with fire staying in Beirut, please don’t.</text:span></text:p>
      <text:p text:style-name="Text_20_body"/>
      <text:p text:style-name="P29">Prepare for the worst.</text:p>
      <text:p text:style-name="Text_20_body"/>
      <text:p text:style-name="P32"><text:span text:style-name="T7">If you can, please make arrangements to leave Beirut, at least temporarily, out of an abundance of caution. <text:line-break/><text:line-break/>Things are not looking good anymore.<text:line-break/><text:line-break/>I don’t want to turn people’s emotions into a see saw.<text:line-break/><text:line-break/>All I am saying, is hope for the best and prepare for the worst.<text:line-break/><text:line-break/>Preparing for the worst means making these arrangements if you can.<text:line-break/><text:line-break/>I will continue to update, while being as careful as I can not dragging people’s emotions.<text:line-break/><text:line-break/>I will wait for concrete confirmation of claims and reports as best as possible before reporting here.<text:line-break/><text:line-break/>Please stay safe everyone.</text:span><text:span text:style-name="T5">”</text:span></text:p>
      <text:p text:style-name="P26"><text:span text:style-name="T4">Posts to summarize content during analysis:</text:span></text:p>
      <text:p text:style-name="Preformatted_20_Text"><text:span text:style-name="Source_20_Text">[HERE COMES THE POSTS FOR THE EACH THEME]</text:span></text:p>
      <text:p text:style-name="P1"/>
      <text:p text:style-name="P31"><text:span text:style-name="Strong_20_Emphasis"/></text:p>
      <text:list xml:id="list4030058777" text:style-name="L5">
        <text:list-item>
          <text:p text:style-name="P15"><text:span text:style-name="Strong_20_Emphasis">Prompt 3 </text:span><text:span text:style-name="Strong_20_Emphasis"><text:span text:style-name="T12">(Neutral report)</text:span></text:span><text:span text:style-name="Strong_20_Emphasis">:</text:span></text:p>
        </text:list-item>
      </text:list>
      <text:p text:style-name="Text_20_body"><text:bookmark text:name="docs-internal-guid-89ab34e7-7fff-7f43-2e03-ee66c7eb4284"/><text:span text:style-name="Source_20_Text"><text:span text:style-name="T4">Create a neutral text based on the summary of posts below. Focus on facts and a clear structure of the text. Avoid subjective judgments or emotional coloring. Highlight key data using simple and clear formulations. Text length: from 500 to 1000 characters.</text:span></text:span></text:p>
      <text:p text:style-name="P28">Example text structure: Description of the current situation. Brief presentation of statistics or key data. Clarification of the current status or consequences. Conclusion with a neutral assessment.</text:p>
      <text:p text:style-name="P28">Here is example post to inherit style:</text:p>
      <text:p text:style-name="P27"><text:span text:style-name="T5">“</text:span><text:span text:style-name="T8">While it’s a big day in Lebanon, an update on the LA fires is necessary.</text:span></text:p>
      <text:p text:style-name="P32"><text:span text:style-name="T7"><text:line-break/>They have gone from bad to worse. It’s a crazy sight.<text:line-break/><text:line-break/>Apart from leading to massive devastation in the Pacific Palisades area of the city, new fires have now broken out in the Hollywood Hills and Studio City.<text:line-break/><text:line-break/>The inferno has led to at least 5 deaths, 2000 structures destroyed, and $50 billion in damage.<text:line-break/>These are happening in landmark areas in the city.<text:line-break/><text:line-break/>Many of these fires are still 0% contained.</text:span><text:span text:style-name="T5">”</text:span></text:p>
      <text:p text:style-name="P26"><text:span text:style-name="T4">Posts to summarize content during analysis:</text:span></text:p>
      <text:p text:style-name="Preformatted_20_Text"><text:span text:style-name="Source_20_Text">[HERE COMES THE POSTS FOR THE EACH THEME]</text:span></text:p>
      <text:p text:style-name="P1"/>
      <text:p text:style-name="Text_20_body"><text:span text:style-name="Strong_20_Emphasis"/></text:p>
      <text:p text:style-name="Text_20_body"><text:span text:style-name="Strong_20_Emphasis"/></text:p>
      <text:p text:style-name="P30"><text:span text:style-name="Strong_20_Emphasis">5. Cost Analysis Table</text:span></text:p>
      <text:p text:style-name="Text_20_body">The following table summarizes the cost of text generation for each model, prompt, and theme.<text:line-break/></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table-cell table:style-name="Таблица1.A1" office:value-type="string">
            <text:p text:style-name="Table_20_Contents">Model</text:p>
          </table:table-cell>
          <table:table-cell table:style-name="Таблица1.A1" office:value-type="string">
            <text:p text:style-name="Table_20_Contents">Theme</text:p>
          </table:table-cell>
          <table:table-cell table:style-name="Таблица1.A1" office:value-type="string">
            <text:p text:style-name="Table_20_Contents">Prompt Type</text:p>
          </table:table-cell>
          <table:table-cell table:style-name="Таблица1.A1" office:value-type="string">
            <text:p text:style-name="Table_20_Contents">Input <text:span text:style-name="T15">Cost</text:span></text:p>
          </table:table-cell>
          <table:table-cell table:style-name="Таблица1.A1" office:value-type="string">
            <text:p text:style-name="Table_20_Contents">Output <text:span text:style-name="T15">Cost</text:span></text:p>
          </table:table-cell>
          <table:table-cell table:style-name="Таблица1.A1" office:value-type="string">
            <text:p text:style-name="Table_20_Contents">Total <text:span text:style-name="T15">Cost</text:span></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4">0.0131975</text:p>
          </table:table-cell>
          <table:table-cell table:style-name="Таблица1.A1" office:value-type="string">
            <text:p text:style-name="P4">0.0044</text:p>
          </table:table-cell>
          <table:table-cell table:style-name="Таблица1.A1" office:value-type="string">
            <text:p text:style-name="P5"><text:span text:style-name="T19">0.0175975</text:span></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4">0.0128825</text:p>
          </table:table-cell>
          <table:table-cell table:style-name="Таблица1.A1" office:value-type="string">
            <text:p text:style-name="P4">0.00344</text:p>
          </table:table-cell>
          <table:table-cell table:style-name="Таблица1.A1" office:value-type="string">
            <text:p text:style-name="P4">0.016322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4">0.01275</text:p>
          </table:table-cell>
          <table:table-cell table:style-name="Таблица1.A1" office:value-type="string">
            <text:p text:style-name="P4">0.00243</text:p>
          </table:table-cell>
          <table:table-cell table:style-name="Таблица1.A1" office:value-type="string">
            <text:p text:style-name="P4">0.0151<text:span text:style-name="T18">8</text:span></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4">0.0073475</text:p>
          </table:table-cell>
          <table:table-cell table:style-name="Таблица1.A1" office:value-type="string">
            <text:p text:style-name="P4">0.0047<text:span text:style-name="T21">6</text:span></text:p>
          </table:table-cell>
          <table:table-cell table:style-name="Таблица1.A1" office:value-type="string">
            <text:p text:style-name="P4">0.012107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4">0.0070325</text:p>
          </table:table-cell>
          <table:table-cell table:style-name="Таблица1.A1" office:value-type="string">
            <text:p text:style-name="P4">0.00211</text:p>
          </table:table-cell>
          <table:table-cell table:style-name="Таблица1.A1" office:value-type="string">
            <text:p text:style-name="P4">0.009142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4">0.0276</text:p>
          </table:table-cell>
          <table:table-cell table:style-name="Таблица1.A1" office:value-type="string">
            <text:p text:style-name="P4">0.00252</text:p>
          </table:table-cell>
          <table:table-cell table:style-name="Таблица1.A1" office:value-type="string">
            <text:p text:style-name="P4">0.03012</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4">0.084855</text:p>
          </table:table-cell>
          <table:table-cell table:style-name="Таблица1.A1" office:value-type="string">
            <text:p text:style-name="P4">0.1261<text:span text:style-name="T22">2</text:span></text:p>
          </table:table-cell>
          <table:table-cell table:style-name="Таблица1.A1" office:value-type="string">
            <text:p text:style-name="P4">0.21097<text:span text:style-name="T22">5</text:span></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4">0.08283</text:p>
          </table:table-cell>
          <table:table-cell table:style-name="Таблица1.A1" office:value-type="string">
            <text:p text:style-name="P4">0.10122</text:p>
          </table:table-cell>
          <table:table-cell table:style-name="Таблица1.A1" office:value-type="string">
            <text:p text:style-name="P4">0.1840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4">0.081915</text:p>
          </table:table-cell>
          <table:table-cell table:style-name="Таблица1.A1" office:value-type="string">
            <text:p text:style-name="P4">0.22788</text:p>
          </table:table-cell>
          <table:table-cell table:style-name="Таблица1.A1" office:value-type="string">
            <text:p text:style-name="P4">0.30979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4">0.04731</text:p>
          </table:table-cell>
          <table:table-cell table:style-name="Таблица1.A1" office:value-type="string">
            <text:p text:style-name="P4">0.1407</text:p>
          </table:table-cell>
          <table:table-cell table:style-name="Таблица1.A1" office:value-type="string">
            <text:p text:style-name="P4">0.18801</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4">0.045285</text:p>
          </table:table-cell>
          <table:table-cell table:style-name="Таблица1.A1" office:value-type="string">
            <text:p text:style-name="P4">0.0894</text:p>
          </table:table-cell>
          <table:table-cell table:style-name="Таблица1.A1" office:value-type="string">
            <text:p text:style-name="P4">0.13468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4">0.04437</text:p>
          </table:table-cell>
          <table:table-cell table:style-name="Таблица1.A1" office:value-type="string">
            <text:p text:style-name="P4">0.08586</text:p>
          </table:table-cell>
          <table:table-cell table:style-name="Таблица1.A1" office:value-type="string">
            <text:p text:style-name="P4">0.13023</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4">0.016971</text:p>
          </table:table-cell>
          <table:table-cell table:style-name="Таблица1.A1" office:value-type="string">
            <text:p text:style-name="P4">0.009576</text:p>
          </table:table-cell>
          <table:table-cell table:style-name="Таблица1.A1" office:value-type="string">
            <text:p text:style-name="P4">0.026547</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4">0.016566</text:p>
          </table:table-cell>
          <table:table-cell table:style-name="Таблица1.A1" office:value-type="string">
            <text:p text:style-name="P4">0.009432</text:p>
          </table:table-cell>
          <table:table-cell table:style-name="Таблица1.A1" office:value-type="string">
            <text:p text:style-name="P4">0.025998</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4">0.016383</text:p>
          </table:table-cell>
          <table:table-cell table:style-name="Таблица1.A1" office:value-type="string">
            <text:p text:style-name="P4">0.010848</text:p>
          </table:table-cell>
          <table:table-cell table:style-name="Таблица1.A1" office:value-type="string">
            <text:p text:style-name="P4">0.027231</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4">0.009462</text:p>
          </table:table-cell>
          <table:table-cell table:style-name="Таблица1.A1" office:value-type="string">
            <text:p text:style-name="P4">0.008172</text:p>
          </table:table-cell>
          <table:table-cell table:style-name="Таблица1.A1" office:value-type="string">
            <text:p text:style-name="P4">0.017634</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4">0.009057</text:p>
          </table:table-cell>
          <table:table-cell table:style-name="Таблица1.A1" office:value-type="string">
            <text:p text:style-name="P4">0.004968</text:p>
          </table:table-cell>
          <table:table-cell table:style-name="Таблица1.A1" office:value-type="string">
            <text:p text:style-name="P5"><text:span text:style-name="T19">0.014025</text:span></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4">0.008874</text:p>
          </table:table-cell>
          <table:table-cell table:style-name="Таблица1.A1" office:value-type="string">
            <text:p text:style-name="P6"><text:span text:style-name="T11">0.010008</text:span></text:p>
          </table:table-cell>
          <table:table-cell table:style-name="Таблица1.A1" office:value-type="string">
            <text:p text:style-name="P4">0.018882</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4">0.017874</text:p>
          </table:table-cell>
          <table:table-cell table:style-name="Таблица1.A1" office:value-type="string">
            <text:p text:style-name="P4">0.00648</text:p>
          </table:table-cell>
          <table:table-cell table:style-name="Таблица1.A1" office:value-type="string">
            <text:p text:style-name="P4">0.024354</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4">0.017454</text:p>
          </table:table-cell>
          <table:table-cell table:style-name="Таблица1.A1" office:value-type="string">
            <text:p text:style-name="P4">0.004185</text:p>
          </table:table-cell>
          <table:table-cell table:style-name="Таблица1.A1" office:value-type="string">
            <text:p text:style-name="P4">0.02163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4">0.017277</text:p>
          </table:table-cell>
          <table:table-cell table:style-name="Таблица1.A1" office:value-type="string">
            <text:p text:style-name="P4">0.004125</text:p>
          </table:table-cell>
          <table:table-cell table:style-name="Таблица1.A1" office:value-type="string">
            <text:p text:style-name="P4">0.021402</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4">0.009849</text:p>
          </table:table-cell>
          <table:table-cell table:style-name="Таблица1.A1" office:value-type="string">
            <text:p text:style-name="P4">0.00624</text:p>
          </table:table-cell>
          <table:table-cell table:style-name="Таблица1.A1" office:value-type="string">
            <text:p text:style-name="P4">0.01608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4">0.009429</text:p>
          </table:table-cell>
          <table:table-cell table:style-name="Таблица1.A1" office:value-type="string">
            <text:p text:style-name="P4">0.0044<text:span text:style-name="T20">4</text:span></text:p>
          </table:table-cell>
          <table:table-cell table:style-name="Таблица1.A1" office:value-type="string">
            <text:p text:style-name="P4">0.01386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4">0.009252</text:p>
          </table:table-cell>
          <table:table-cell table:style-name="Таблица1.A1" office:value-type="string">
            <text:p text:style-name="P4">0.00378</text:p>
          </table:table-cell>
          <table:table-cell table:style-name="Таблица1.A1" office:value-type="string">
            <text:p text:style-name="P4">0.013032</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4">0.00775625</text:p>
          </table:table-cell>
          <table:table-cell table:style-name="Таблица1.A1" office:value-type="string">
            <text:p text:style-name="P4">0.00296</text:p>
          </table:table-cell>
          <table:table-cell table:style-name="Таблица1.A1" office:value-type="string">
            <text:p text:style-name="P4">0.010716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4">0.0076025</text:p>
          </table:table-cell>
          <table:table-cell table:style-name="Таблица1.A1" office:value-type="string">
            <text:p text:style-name="P5"><text:span text:style-name="T19">0.001194</text:span></text:p>
          </table:table-cell>
          <table:table-cell table:style-name="Таблица1.A1" office:value-type="string">
            <text:p text:style-name="P4">0.008797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4">0.00752875</text:p>
          </table:table-cell>
          <table:table-cell table:style-name="Таблица1.A1" office:value-type="string">
            <text:p text:style-name="P4">0.000935</text:p>
          </table:table-cell>
          <table:table-cell table:style-name="Таблица1.A1" office:value-type="string">
            <text:p text:style-name="P4">0.0084637<text:span text:style-name="T17">5</text:span></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4">0.00418625</text:p>
          </table:table-cell>
          <table:table-cell table:style-name="Таблица1.A1" office:value-type="string">
            <text:p text:style-name="P4">0.00317</text:p>
          </table:table-cell>
          <table:table-cell table:style-name="Таблица1.A1" office:value-type="string">
            <text:p text:style-name="P4">0.007356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4">0.040325</text:p>
          </table:table-cell>
          <table:table-cell table:style-name="Таблица1.A1" office:value-type="string">
            <text:p text:style-name="P4">0.00135</text:p>
          </table:table-cell>
          <table:table-cell table:style-name="Таблица1.A1" office:value-type="string">
            <text:p text:style-name="P4">0.00538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4">0.00395875</text:p>
          </table:table-cell>
          <table:table-cell table:style-name="Таблица1.A1" office:value-type="string">
            <text:p text:style-name="P4">0.00087<text:span text:style-name="T16">5</text:span></text:p>
          </table:table-cell>
          <table:table-cell table:style-name="Таблица1.A1" office:value-type="string">
            <text:p text:style-name="P4">0.0048337<text:span text:style-name="T16">5</text:span></text:p>
          </table:table-cell>
        </table:table-row>
      </table:table>
      <text:p text:style-name="P33"><text:span text:style-name="Strong_20_Emphasis"/></text:p>
      <text:p text:style-name="P30"><text:span text:style-name="Strong_20_Emphasis">6. Detailed Results: Prompts and AI Responses</text:span></text:p>
      <text:p text:style-name="Text_20_body">This section provides the full prompt used for each test scenario and the corresponding AI responses.</text:p>
      <text:p text:style-name="Text_20_body"><text:span text:style-name="Strong_20_Emphasis">6.1 OpenAI ChatGPT</text:span></text:p>
      <text:list xml:id="list2440476113" text:style-name="L6">
        <text:list-item>
          <text:p text:style-name="P17"><text:span text:style-name="Strong_20_Emphasis">Theme 1, Prompt 1</text:span></text:p>
          <text:list>
            <text:list-item>
              <text:p text:style-name="P17"><text:span text:style-name="Strong_20_Emphasis">Prompt:</text:span> (Full Prompt with Theme 1 content)</text:p>
            </text:list-item>
            <text:list-item>
              <text:p text:style-name="P17"><text:span text:style-name="Strong_20_Emphasis">Response:</text:span> (Full ChatGPT response)</text:p>
            </text:list-item>
          </text:list>
        </text:list-item>
        <text:list-item>
          <text:p text:style-name="P17"><text:span text:style-name="Strong_20_Emphasis">Theme 1, Prompt 2</text:span></text:p>
          <text:list>
            <text:list-item>
              <text:p text:style-name="P17"><text:span text:style-name="Strong_20_Emphasis">Prompt:</text:span> (Full Prompt with Theme 1 content)</text:p>
            </text:list-item>
            <text:list-item>
              <text:p text:style-name="P17"><text:span text:style-name="Strong_20_Emphasis">Response:</text:span> (Full ChatGPT response)</text:p>
            </text:list-item>
          </text:list>
        </text:list-item>
        <text:list-item>
          <text:p text:style-name="P17"><text:span text:style-name="Strong_20_Emphasis">(Continue with Theme 1 Prompt 3, then move to Theme 2, and repeat for each prompt)</text:span></text:p>
        </text:list-item>
      </text:list>
      <text:p text:style-name="Text_20_body"><text:span text:style-name="Strong_20_Emphasis">6.2 Anthropic Claude</text:span></text:p>
      <text:list xml:id="list1383447011" text:style-name="L7">
        <text:list-item>
          <text:p text:style-name="P18"><text:span text:style-name="Strong_20_Emphasis">(Repeat the structure for Anthropic Claude, including all prompt and response pairs)</text:span></text:p>
        </text:list-item>
      </text:list>
      <text:p text:style-name="Text_20_body"><text:span text:style-name="Strong_20_Emphasis">6.3 Google Gemini</text:span></text:p>
      <text:list xml:id="list2810434372" text:style-name="L8">
        <text:list-item>
          <text:p text:style-name="P19"><text:span text:style-name="Strong_20_Emphasis">(Repeat the structure for Google Gemini, including all prompt and response pairs)</text:span></text:p>
        </text:list-item>
      </text:list>
      <text:p text:style-name="Text_20_body"><text:span text:style-name="Strong_20_Emphasis">7. Source Code and Execution Instructions</text:span></text:p>
      <text:list xml:id="list2037783252" text:style-name="L9">
        <text:list-item>
          <text:p text:style-name="P20"><text:span text:style-name="Strong_20_Emphasis">File(s):</text:span> (List the names of the source code files)</text:p>
        </text:list-item>
        <text:list-item>
          <text:p text:style-name="P20"><text:span text:style-name="Strong_20_Emphasis">Programming Language:</text:span> Python</text:p>
        </text:list-item>
        <text:list-item>
          <text:p text:style-name="P20"><text:span text:style-name="Strong_20_Emphasis">Dependencies:</text:span></text:p>
          <text:list>
            <text:list-item>
              <text:p text:style-name="P20">openai (for ChatGPT)</text:p>
            </text:list-item>
            <text:list-item>
              <text:p text:style-name="P20">anthropic (for Claude)</text:p>
            </text:list-item>
            <text:list-item>
              <text:p text:style-name="P20">google-generativeai (for Gemini)</text:p>
            </text:list-item>
            <text:list-item>
              <text:p text:style-name="P20">python-dotenv</text:p>
            </text:list-item>
            <text:list-item>
              <text:p text:style-name="P20">requests</text:p>
            </text:list-item>
            <text:list-item>
              <text:p text:style-name="P20">(Add other necessary libraries if needed)</text:p>
            </text:list-item>
          </text:list>
        </text:list-item>
        <text:list-item>
          <text:p text:style-name="P20"><text:span text:style-name="Strong_20_Emphasis">Installation Instructions:</text:span></text:p>
          <text:list>
            <text:list-item>
              <text:p text:style-name="P20">Install Python and required libraries: pip install openai anthropic google-generativeai python-dotenv requests</text:p>
            </text:list-item>
            <text:list-item>
              <text:p text:style-name="P20">Create a .env file in the project directory.</text:p>
            </text:list-item>
            <text:list-item>
              <text:p text:style-name="P20">Add the API keys to the .env file.</text:p>
              <text:p text:style-name="P2"><text:s text:c="6"/><text:span text:style-name="Source_20_Text">OPENAI_API_KEY=sk-...</text:span></text:p>
              <text:p text:style-name="P2"><text:span text:style-name="Source_20_Text">ANTHROPIC_API_KEY=sk-ant-...</text:span></text:p>
              <text:p text:style-name="P2"><text:span text:style-name="Source_20_Text">GOOGLE_API_KEY=AI_json_key.json</text:span></text:p>
              <text:p text:style-name="P3"><text:s text:c="4"/></text:p>
              <text:p text:style-name="P21"><text:soft-page-break/>content_copy download </text:p>
              <text:p text:style-name="P21">Use code <text:a xlink:type="simple" xlink:href="https://support.google.com/legal/answer/13505487" office:target-frame-name="_top" xlink:show="replace" text:style-name="Internet_20_link" text:visited-style-name="Visited_20_Internet_20_Link">with caution</text:a>.</text:p>
            </text:list-item>
            <text:list-item>
              <text:p text:style-name="P20">Place the AI_json_key.json file into the project directory</text:p>
            </text:list-item>
            <text:list-item>
              <text:p text:style-name="P20">Run the main python script : python main.py</text:p>
            </text:list-item>
          </text:list>
        </text:list-item>
        <text:list-item>
          <text:p text:style-name="P20"><text:span text:style-name="Strong_20_Emphasis">Technical conditions</text:span>:</text:p>
          <text:list>
            <text:list-item>
              <text:p text:style-name="P20">Requires a stable internet connection.</text:p>
            </text:list-item>
            <text:list-item>
              <text:p text:style-name="P20">Access to AI services may require VPN due to geographical restrictions.</text:p>
            </text:list-item>
          </text:list>
        </text:list-item>
        <text:list-item>
          <text:p text:style-name="P20"><text:span text:style-name="Strong_20_Emphasis">Code Snippet:</text:span> (Provide a sample of the code to illustrate its usage. Full code is added as archive)</text:p>
        </text:list-item>
      </text:list>
      <text:p text:style-name="Preformatted_20_Text"><text:s text:c="6"/><text:span text:style-name="Source_20_Text">import openai</text:span></text:p>
      <text:p text:style-name="Preformatted_20_Text"><text:span text:style-name="Source_20_Text">import anthropic</text:span></text:p>
      <text:p text:style-name="Preformatted_20_Text"><text:span text:style-name="Source_20_Text">import google.generativeai as genai</text:span></text:p>
      <text:p text:style-name="Preformatted_20_Text"><text:span text:style-name="Source_20_Text">import os</text:span></text:p>
      <text:p text:style-name="Preformatted_20_Text"><text:span text:style-name="Source_20_Text">from dotenv import load_dotenv</text:span></text:p>
      <text:p text:style-name="Preformatted_20_Text"/>
      <text:p text:style-name="Preformatted_20_Text"><text:span text:style-name="Source_20_Text">load_dotenv()</text:span></text:p>
      <text:p text:style-name="Preformatted_20_Text"/>
      <text:p text:style-name="Preformatted_20_Text"><text:span text:style-name="Source_20_Text">openai.api_key = os.getenv("OPENAI_API_KEY")</text:span></text:p>
      <text:p text:style-name="Preformatted_20_Text"><text:span text:style-name="Source_20_Text">anthropic_api_key = os.getenv("ANTHROPIC_API_KEY")</text:span></text:p>
      <text:p text:style-name="Preformatted_20_Text"><text:span text:style-name="Source_20_Text">google_api_key = os.getenv("GOOGLE_API_KEY")</text:span></text:p>
      <text:p text:style-name="Preformatted_20_Text"/>
      <text:p text:style-name="Preformatted_20_Text"><text:span text:style-name="Source_20_Text"># Example: OpenAI Call</text:span></text:p>
      <text:p text:style-name="Preformatted_20_Text"><text:span text:style-name="Source_20_Text">def openai_call(prompt):</text:span></text:p>
      <text:p text:style-name="Preformatted_20_Text"><text:span text:style-name="Source_20_Text"><text:s text:c="2"/>response = openai.ChatCompletion.create(</text:span></text:p>
      <text:p text:style-name="Preformatted_20_Text"><text:span text:style-name="Source_20_Text"><text:s text:c="4"/>model="gpt-4",</text:span></text:p>
      <text:p text:style-name="Preformatted_20_Text"><text:span text:style-name="Source_20_Text"><text:s text:c="4"/>messages=[{"role": "user", "content": prompt}],</text:span></text:p>
      <text:p text:style-name="Preformatted_20_Text"><text:span text:style-name="Source_20_Text"><text:s text:c="2"/>)</text:span></text:p>
      <text:p text:style-name="Preformatted_20_Text"><text:span text:style-name="Source_20_Text"><text:s text:c="2"/>return response.choices[0].message['content'], response.usage</text:span></text:p>
      <text:p text:style-name="Preformatted_20_Text"/>
      <text:p text:style-name="Preformatted_20_Text"><text:span text:style-name="Source_20_Text"># Example: Anthropic Call</text:span></text:p>
      <text:p text:style-name="Preformatted_20_Text"><text:span text:style-name="Source_20_Text">def anthropic_call(prompt):</text:span></text:p>
      <text:p text:style-name="Preformatted_20_Text"><text:span text:style-name="Source_20_Text"><text:s text:c="2"/>client = anthropic.Anthropic(api_key=anthropic_api_key)</text:span></text:p>
      <text:p text:style-name="Preformatted_20_Text"><text:span text:style-name="Source_20_Text"><text:s text:c="2"/>response = client.messages.create(</text:span></text:p>
      <text:p text:style-name="Preformatted_20_Text"><text:span text:style-name="Source_20_Text"><text:s text:c="6"/>model="claude-3-opus-20240229",</text:span></text:p>
      <text:p text:style-name="Preformatted_20_Text"><text:span text:style-name="Source_20_Text"><text:s text:c="6"/>max_tokens=4096,</text:span></text:p>
      <text:p text:style-name="Preformatted_20_Text"><text:span text:style-name="Source_20_Text"><text:s text:c="6"/>messages=[</text:span></text:p>
      <text:p text:style-name="Preformatted_20_Text"><text:span text:style-name="Source_20_Text"><text:s text:c="10"/>{"role": "user", "content": prompt}</text:span></text:p>
      <text:p text:style-name="Preformatted_20_Text"><text:span text:style-name="Source_20_Text"><text:s text:c="6"/>]</text:span></text:p>
      <text:p text:style-name="Preformatted_20_Text"><text:span text:style-name="Source_20_Text"><text:s text:c="2"/>)</text:span></text:p>
      <text:p text:style-name="Preformatted_20_Text"><text:span text:style-name="Source_20_Text"><text:s text:c="2"/>return response.content[0].text, response.usage.output_tokens</text:span></text:p>
      <text:p text:style-name="Preformatted_20_Text"/>
      <text:p text:style-name="Preformatted_20_Text"><text:span text:style-name="Source_20_Text"># Example: Gemini Call</text:span></text:p>
      <text:p text:style-name="Preformatted_20_Text"><text:span text:style-name="Source_20_Text">def gemini_call(prompt):</text:span></text:p>
      <text:p text:style-name="Preformatted_20_Text"><text:span text:style-name="Source_20_Text"><text:s text:c="2"/>genai.configure(api_key=google_api_key)</text:span></text:p>
      <text:p text:style-name="Preformatted_20_Text"><text:span text:style-name="Source_20_Text"><text:s text:c="2"/>model = genai.GenerativeModel('gemini-pro')</text:span></text:p>
      <text:p text:style-name="Preformatted_20_Text"><text:span text:style-name="Source_20_Text"><text:s text:c="2"/>response = model.generate_content(prompt)</text:span></text:p>
      <text:p text:style-name="Preformatted_20_Text"><text:span text:style-name="Source_20_Text"><text:s text:c="2"/>return response.text, response.usage_metadata</text:span></text:p>
      <text:p text:style-name="P1"><text:s text:c="4"/></text:p>
      <text:p text:style-name="P13">content_copy download </text:p>
      <text:p text:style-name="Text_20_body">Use code <text:a xlink:type="simple" xlink:href="https://support.google.com/legal/answer/13505487" office:target-frame-name="_top" xlink:show="replace" text:style-name="Internet_20_link" text:visited-style-name="Visited_20_Internet_20_Link">with caution</text:a>.Python</text:p>
      <text:p text:style-name="P16">(Note: Add a detailed description of any configuration needed for running the code)</text:p>
      <text:p text:style-name="Text_20_body"><text:span text:style-name="Strong_20_Emphasis">8. Conclusion</text:span></text:p>
      <text:p text:style-name="Text_20_body"><text:soft-page-break/>This document outlines the methodology, results, and source code used to analyze the cost of generating content using various AI language models. The provided data provides a comparison of costs and should be used for choosing the appropriate AI tool for your needs. Further analysis may be needed, depending on quality, time efficiency and specific tasks.</text:p>
      <text:p text:style-name="Text_20_body"><text:span text:style-name="Strong_20_Emphasis">Appendix</text:span></text:p>
      <text:list xml:id="list1614751998" text:style-name="L10">
        <text:list-item>
          <text:p text:style-name="P22">Full source code.</text:p>
        </text:list-item>
        <text:list-item>
          <text:p text:style-name="P22">.env file template.</text:p>
        </text:list-item>
        <text:list-item>
          <text:p text:style-name="P22">Other helpful files</text:p>
        </text:list-item>
      </text:list>
      <text:p text:style-name="Text_20_body"><text:span text:style-name="Strong_20_Emphasis">End of Document</text:span></text:p>
      <text:p text:style-name="Text_20_body"><text:span text:style-name="Strong_20_Emphasis">How to use this template:</text:span></text:p>
      <text:list xml:id="list719705850" text:style-name="L11">
        <text:list-item>
          <text:p text:style-name="P23"><text:span text:style-name="Strong_20_Emphasis">Fill in the placeholders:</text:span> Replace [Value] with actual data.</text:p>
        </text:list-item>
        <text:list-item>
          <text:p text:style-name="P23"><text:span text:style-name="Strong_20_Emphasis">Add the code:</text:span> Add your code to the "Source Code and Execution Instructions" section.</text:p>
        </text:list-item>
        <text:list-item>
          <text:p text:style-name="P23"><text:span text:style-name="Strong_20_Emphasis">Include responses:</text:span> Copy and paste the full prompt/response pairs in the "Detailed Results" section.</text:p>
        </text:list-item>
        <text:list-item>
          <text:p text:style-name="P23"><text:span text:style-name="Strong_20_Emphasis">Customize as needed:</text:span> Adjust the template to fit any specifics of your analysis.</text:p>
        </text:list-item>
      </text:list>
      <text:p text:style-name="Text_20_body">This detailed template will provide a clear, comprehensive, and well-structured document for your analysis. Good luc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mbria" svg:font-family="Cambria, serif"/>
    <style:font-face style:name="Droid Sans Mono" svg:font-family="'Droid Sans Mono', monospace, monospace"/>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3:37:24.354717537</meta:creation-date>
    <dc:date>2025-01-23T17:50:51.811401753</dc:date>
    <meta:editing-duration>PT42M29S</meta:editing-duration>
    <meta:editing-cycles>13</meta:editing-cycles>
    <meta:generator>LibreOffice/7.3.7.2$Linux_X86_64 LibreOffice_project/30$Build-2</meta:generator>
    <meta:document-statistic meta:table-count="1" meta:image-count="0" meta:object-count="0" meta:page-count="10" meta:paragraph-count="330" meta:word-count="1881" meta:character-count="12443" meta:non-whitespace-character-count="10835"/>
  </office:meta>
</office:document-meta>
</file>